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6a97e" officeooo:paragraph-rsid="0016a97e"/>
    </style:style>
    <style:style style:name="P2" style:family="paragraph" style:parent-style-name="Header">
      <style:paragraph-properties fo:text-align="center" style:justify-single-word="false"/>
      <style:text-properties fo:font-size="24pt" officeooo:rsid="0016a97e" officeooo:paragraph-rsid="0016a97e" style:font-size-asian="24pt" style:font-size-complex="24p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ee9d" officeooo:paragraph-rsid="0012ee9d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 style:font-size-asian="13pt" style:font-size-complex="13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13e5b6" officeooo:paragraph-rsid="0013e5b6" style:text-blinking="false" fo:background-color="transparent" style:font-size-asian="13pt" style:font-size-complex="13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50165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3e5b6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size="14pt" style:font-size-asian="14pt" style:font-size-complex="14pt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fo:font-size="13pt" style:font-size-asian="13pt" style:font-size-complex="13pt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6a97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e5b6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da41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2ee9d" style:text-blinking="false" fo:background-color="transparent" loext:char-shading-value="0"/>
    </style:style>
    <style:style style:name="T8" style:family="text">
      <style:text-properties fo:font-weight="normal"/>
    </style:style>
    <style:style style:name="T9" style:family="text">
      <style:text-properties officeooo:rsid="0012ee9d"/>
    </style:style>
    <style:style style:name="T10" style:family="text">
      <style:text-properties officeooo:rsid="001996bc"/>
    </style:style>
    <style:style style:name="T11" style:family="text">
      <style:text-properties officeooo:rsid="001ada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071ef870-7fff-9648-0b95-5ab225746472"/># <text:span text:style-name="T9">DEMERITS</text:span></text:p>
      <text:p text:style-name="P11"><text:span text:style-name="T6">#### Date</text:span><text:span text:style-name="T7"> <text:s/>2024-03-24</text:span></text:p>
      <text:p text:style-name="P11"><text:span text:style-name="T6">#### By </text:span><text:span text:style-name="T7">Patricia Mwangi</text:span></text:p>
      <text:p text:style-name="Text_20_body"/>
      <text:p text:style-name="P6">## Description</text:p>
      <text:p text:style-name="P4">it is a demerit awarding system that takes the speed as your input and in turn it tells you the demerit points you have earned. The demerit points keep on accumulating to a set number (12) and beyond that the driver’s license is suspended.</text:p>
      <text:p text:style-name="P4"/>
      <text:p text:style-name="P7">## Project Setup.</text:p>
      <text:p text:style-name="P10"><text:span text:style-name="T4">The web page prompts the user for <text:s/>input which should be the speed in kilometer per hour. The speed limit is 70km/hr, so anyone traveling at this speed or less will be safe and the system will print out a message “OK”. Any speed recorded above this will earn you some demerit points. The demerit points earned at every 5km/hr above 70km/hr is equal to one. The demerit points keep on accumulating until they reach 12 points. Anything above this will revoke your license by displaying the message “license suspended”. </text:span><text:span text:style-name="T5">If the user inputs an invalid value the system returns “license suspended”.</text:span></text:p>
      <text:p text:style-name="Text_20_body"/>
      <text:p text:style-name="P12"><text:span text:style-name="T6">## Technologies used</text:span></text:p>
      <text:p text:style-name="P3">HTML</text:p>
      <text:p text:style-name="P3">CSS</text:p>
      <text:p text:style-name="P3">Github</text:p>
      <text:p text:style-name="P8"><text:span text:style-name="T3">Javascript</text:span></text:p>
      <text:p text:style-name="Text_20_body"/>
      <text:p text:style-name="P6">### License</text:p>
      <text:p text:style-name="P9">As the sole proprietor of this content I reserve all rights. <text:s/><text:span text:style-name="T10">All altercations made should be through the author Patricia Mwangi.</text:span></text:p>
      <text:p text:style-name="Text_20_body"><text:span text:style-name="T8"><text:line-break/><text:line-break/><text:line-break/><text:line-break/><text:line-break/><text:line-break/><text:line-break/><text:line-break/><text:line-break/></text:span><text:soft-page-break/><text:span text:style-name="T8"><text:line-break/><text:line-break/><text:line-break/><text:line-break/><text:line-break/><text:line-break/><text:line-break/><text:line-break/><text:line-break/><text:line-break/></text:span></text:p>
      <text:p text:style-name="P3"/>
      <text:p text:style-name="Text_20_body"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Text_20_body"><text:span text:style-name="T8"><text:line-break/><text:line-break/><text:line-break/><text:line-break/><text:line-break/><text:line-break/><text:line-break/><text:line-break/><text:line-break/></text:span></text:p>
      <text:p text:style-name="Text_20_body"><text:soft-page-break/><text:span text:style-name="T8"><text:line-break/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4pt" officeooo:rsid="0016a97e" officeooo:paragraph-rsid="0016a97e" style:font-size-asian="24pt" style:font-size-complex="24pt"/>
    </style:style>
    <style:style style:name="MP2" style:family="paragraph" style:parent-style-name="Header">
      <style:text-properties officeooo:rsid="0016a97e" officeooo:paragraph-rsid="0016a97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4T17:17:54.226233967</meta:creation-date>
    <dc:date>2024-03-24T19:15:55.733822608</dc:date>
    <meta:editing-duration>PT1H7M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8" meta:word-count="190" meta:character-count="1155" meta:non-whitespace-character-count="920"/>
  </office:meta>
</office:document-meta>
</file>